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745cm" svg:y1="14.086cm" svg:x2="14.086cm" svg:y2="13.745cm">
          <text:p/>
        </draw:line>
        <draw:line draw:style-name="gr1" draw:layer="layout" svg:x1="13.149cm" svg:y1="14.087cm" svg:x2="14.087cm" svg:y2="13.149cm">
          <text:p/>
        </draw:line>
        <draw:line draw:style-name="gr1" draw:layer="layout" svg:x1="12.552cm" svg:y1="14.086cm" svg:x2="13.256cm" svg:y2="13.382cm">
          <text:p/>
        </draw:line>
        <draw:line draw:style-name="gr1" draw:layer="layout" svg:x1="13.382cm" svg:y1="13.256cm" svg:x2="14.086cm" svg:y2="12.552cm">
          <text:p/>
        </draw:line>
        <draw:line draw:style-name="gr1" draw:layer="layout" svg:x1="13.382cm" svg:y1="12.66cm" svg:x2="14.086cm" svg:y2="11.956cm">
          <text:p/>
        </draw:line>
        <draw:line draw:style-name="gr1" draw:layer="layout" svg:x1="11.956cm" svg:y1="14.086cm" svg:x2="12.66cm" svg:y2="13.382cm">
          <text:p/>
        </draw:line>
        <draw:line draw:style-name="gr1" draw:layer="layout" svg:x1="11.359cm" svg:y1="14.086cm" svg:x2="12.063cm" svg:y2="13.382cm">
          <text:p/>
        </draw:line>
        <draw:line draw:style-name="gr1" draw:layer="layout" svg:x1="13.382cm" svg:y1="12.063cm" svg:x2="14.086cm" svg:y2="11.359cm">
          <text:p/>
        </draw:line>
        <draw:line draw:style-name="gr1" draw:layer="layout" svg:x1="13.382cm" svg:y1="11.467cm" svg:x2="14.086cm" svg:y2="10.763cm">
          <text:p/>
        </draw:line>
        <draw:line draw:style-name="gr1" draw:layer="layout" svg:x1="10.763cm" svg:y1="14.086cm" svg:x2="11.467cm" svg:y2="13.382cm">
          <text:p/>
        </draw:line>
        <draw:line draw:style-name="gr1" draw:layer="layout" svg:x1="10.166cm" svg:y1="14.086cm" svg:x2="10.87cm" svg:y2="13.382cm">
          <text:p/>
        </draw:line>
        <draw:line draw:style-name="gr1" draw:layer="layout" svg:x1="13.382cm" svg:y1="10.87cm" svg:x2="14.086cm" svg:y2="10.166cm">
          <text:p/>
        </draw:line>
        <draw:line draw:style-name="gr1" draw:layer="layout" svg:x1="13.382cm" svg:y1="10.274cm" svg:x2="14.086cm" svg:y2="9.57cm">
          <text:p/>
        </draw:line>
        <draw:line draw:style-name="gr1" draw:layer="layout" svg:x1="9.57cm" svg:y1="14.086cm" svg:x2="10.274cm" svg:y2="13.382cm">
          <text:p/>
        </draw:line>
        <draw:line draw:style-name="gr1" draw:layer="layout" svg:x1="8.973cm" svg:y1="14.086cm" svg:x2="9.677cm" svg:y2="13.382cm">
          <text:p/>
        </draw:line>
        <draw:line draw:style-name="gr1" draw:layer="layout" svg:x1="13.382cm" svg:y1="9.677cm" svg:x2="14.086cm" svg:y2="8.973cm">
          <text:p/>
        </draw:line>
        <draw:line draw:style-name="gr1" draw:layer="layout" svg:x1="13.382cm" svg:y1="9.081cm" svg:x2="14.086cm" svg:y2="8.377cm">
          <text:p/>
        </draw:line>
        <draw:line draw:style-name="gr1" draw:layer="layout" svg:x1="8.377cm" svg:y1="14.086cm" svg:x2="9.081cm" svg:y2="13.382cm">
          <text:p/>
        </draw:line>
        <draw:line draw:style-name="gr1" draw:layer="layout" svg:x1="7.78cm" svg:y1="14.086cm" svg:x2="8.484cm" svg:y2="13.382cm">
          <text:p/>
        </draw:line>
        <draw:line draw:style-name="gr1" draw:layer="layout" svg:x1="13.382cm" svg:y1="8.484cm" svg:x2="14.086cm" svg:y2="7.78cm">
          <text:p/>
        </draw:line>
        <draw:line draw:style-name="gr1" draw:layer="layout" svg:x1="13.382cm" svg:y1="7.888cm" svg:x2="14.086cm" svg:y2="7.184cm">
          <text:p/>
        </draw:line>
        <draw:line draw:style-name="gr1" draw:layer="layout" svg:x1="7.184cm" svg:y1="14.086cm" svg:x2="7.888cm" svg:y2="13.382cm">
          <text:p/>
        </draw:line>
        <draw:line draw:style-name="gr1" draw:layer="layout" svg:x1="6.587cm" svg:y1="14.086cm" svg:x2="7.291cm" svg:y2="13.382cm">
          <text:p/>
        </draw:line>
        <draw:line draw:style-name="gr1" draw:layer="layout" svg:x1="13.382cm" svg:y1="7.291cm" svg:x2="14.086cm" svg:y2="6.587cm">
          <text:p/>
        </draw:line>
        <draw:line draw:style-name="gr1" draw:layer="layout" svg:x1="13.382cm" svg:y1="6.695cm" svg:x2="14.086cm" svg:y2="5.991cm">
          <text:p/>
        </draw:line>
        <draw:line draw:style-name="gr1" draw:layer="layout" svg:x1="5.991cm" svg:y1="14.086cm" svg:x2="6.695cm" svg:y2="13.382cm">
          <text:p/>
        </draw:line>
        <draw:line draw:style-name="gr1" draw:layer="layout" svg:x1="5.394cm" svg:y1="14.086cm" svg:x2="6.098cm" svg:y2="13.382cm">
          <text:p/>
        </draw:line>
        <draw:line draw:style-name="gr1" draw:layer="layout" svg:x1="13.382cm" svg:y1="6.098cm" svg:x2="14.086cm" svg:y2="5.394cm">
          <text:p/>
        </draw:line>
        <draw:line draw:style-name="gr1" draw:layer="layout" svg:x1="13.382cm" svg:y1="5.502cm" svg:x2="14.086cm" svg:y2="4.798cm">
          <text:p/>
        </draw:line>
        <draw:line draw:style-name="gr1" draw:layer="layout" svg:x1="4.798cm" svg:y1="14.086cm" svg:x2="5.502cm" svg:y2="13.382cm">
          <text:p/>
        </draw:line>
        <draw:line draw:style-name="gr1" draw:layer="layout" svg:x1="4.201cm" svg:y1="14.086cm" svg:x2="4.905cm" svg:y2="13.382cm">
          <text:p/>
        </draw:line>
        <draw:line draw:style-name="gr1" draw:layer="layout" svg:x1="13.382cm" svg:y1="4.905cm" svg:x2="14.086cm" svg:y2="4.201cm">
          <text:p/>
        </draw:line>
        <draw:line draw:style-name="gr1" draw:layer="layout" svg:x1="13.382cm" svg:y1="4.309cm" svg:x2="14.086cm" svg:y2="3.605cm">
          <text:p/>
        </draw:line>
        <draw:line draw:style-name="gr1" draw:layer="layout" svg:x1="3.605cm" svg:y1="14.086cm" svg:x2="4.309cm" svg:y2="13.382cm">
          <text:p/>
        </draw:line>
        <draw:line draw:style-name="gr1" draw:layer="layout" svg:x1="3.008cm" svg:y1="14.086cm" svg:x2="3.712cm" svg:y2="13.382cm">
          <text:p/>
        </draw:line>
        <draw:line draw:style-name="gr1" draw:layer="layout" svg:x1="13.382cm" svg:y1="3.712cm" svg:x2="14.086cm" svg:y2="3.008cm">
          <text:p/>
        </draw:line>
        <draw:line draw:style-name="gr1" draw:layer="layout" svg:x1="13.382cm" svg:y1="3.116cm" svg:x2="14.086cm" svg:y2="2.412cm">
          <text:p/>
        </draw:line>
        <draw:line draw:style-name="gr1" draw:layer="layout" svg:x1="2.412cm" svg:y1="14.086cm" svg:x2="3.116cm" svg:y2="13.382cm">
          <text:p/>
        </draw:line>
        <draw:line draw:style-name="gr1" draw:layer="layout" svg:x1="1.815cm" svg:y1="14.086cm" svg:x2="2.519cm" svg:y2="13.382cm">
          <text:p/>
        </draw:line>
        <draw:line draw:style-name="gr1" draw:layer="layout" svg:x1="13.382cm" svg:y1="2.519cm" svg:x2="14.086cm" svg:y2="1.815cm">
          <text:p/>
        </draw:line>
        <draw:line draw:style-name="gr1" draw:layer="layout" svg:x1="13.382cm" svg:y1="1.923cm" svg:x2="14.086cm" svg:y2="1.219cm">
          <text:p/>
        </draw:line>
        <draw:line draw:style-name="gr1" draw:layer="layout" svg:x1="1.219cm" svg:y1="14.086cm" svg:x2="1.923cm" svg:y2="13.382cm">
          <text:p/>
        </draw:line>
        <draw:line draw:style-name="gr1" draw:layer="layout" svg:x1="0.622cm" svg:y1="14.086cm" svg:x2="1.326cm" svg:y2="13.382cm">
          <text:p/>
        </draw:line>
        <draw:line draw:style-name="gr1" draw:layer="layout" svg:x1="13.382cm" svg:y1="1.326cm" svg:x2="14.086cm" svg:y2="0.622cm">
          <text:p/>
        </draw:line>
        <draw:line draw:style-name="gr1" draw:layer="layout" svg:x1="13.382cm" svg:y1="0.73cm" svg:x2="14.086cm" svg:y2="0.026cm">
          <text:p/>
        </draw:line>
        <draw:line draw:style-name="gr1" draw:layer="layout" svg:x1="0.026cm" svg:y1="14.086cm" svg:x2="0.73cm" svg:y2="13.382cm">
          <text:p/>
        </draw:line>
        <draw:line draw:style-name="gr1" draw:layer="layout" svg:x1="0.026cm" svg:y1="13.49cm" svg:x2="0.73cm" svg:y2="12.786cm">
          <text:p/>
        </draw:line>
        <draw:line draw:style-name="gr1" draw:layer="layout" svg:x1="12.786cm" svg:y1="0.73cm" svg:x2="13.49cm" svg:y2="0.026cm">
          <text:p/>
        </draw:line>
        <draw:line draw:style-name="gr1" draw:layer="layout" svg:x1="12.189cm" svg:y1="0.73cm" svg:x2="12.893cm" svg:y2="0.026cm">
          <text:p/>
        </draw:line>
        <draw:line draw:style-name="gr1" draw:layer="layout" svg:x1="0.026cm" svg:y1="12.893cm" svg:x2="0.73cm" svg:y2="12.189cm">
          <text:p/>
        </draw:line>
        <draw:line draw:style-name="gr1" draw:layer="layout" svg:x1="0.026cm" svg:y1="12.297cm" svg:x2="0.73cm" svg:y2="11.593cm">
          <text:p/>
        </draw:line>
        <draw:line draw:style-name="gr1" draw:layer="layout" svg:x1="11.593cm" svg:y1="0.73cm" svg:x2="12.297cm" svg:y2="0.026cm">
          <text:p/>
        </draw:line>
        <draw:line draw:style-name="gr1" draw:layer="layout" svg:x1="10.996cm" svg:y1="0.73cm" svg:x2="11.7cm" svg:y2="0.026cm">
          <text:p/>
        </draw:line>
        <draw:line draw:style-name="gr1" draw:layer="layout" svg:x1="0.026cm" svg:y1="11.7cm" svg:x2="0.73cm" svg:y2="10.996cm">
          <text:p/>
        </draw:line>
        <draw:line draw:style-name="gr1" draw:layer="layout" svg:x1="0.026cm" svg:y1="11.104cm" svg:x2="0.73cm" svg:y2="10.4cm">
          <text:p/>
        </draw:line>
        <draw:line draw:style-name="gr1" draw:layer="layout" svg:x1="10.4cm" svg:y1="0.73cm" svg:x2="11.104cm" svg:y2="0.026cm">
          <text:p/>
        </draw:line>
        <draw:line draw:style-name="gr1" draw:layer="layout" svg:x1="9.803cm" svg:y1="0.73cm" svg:x2="10.507cm" svg:y2="0.026cm">
          <text:p/>
        </draw:line>
        <draw:line draw:style-name="gr1" draw:layer="layout" svg:x1="0.026cm" svg:y1="10.507cm" svg:x2="0.73cm" svg:y2="9.803cm">
          <text:p/>
        </draw:line>
        <draw:line draw:style-name="gr1" draw:layer="layout" svg:x1="0.026cm" svg:y1="9.911cm" svg:x2="0.73cm" svg:y2="9.207cm">
          <text:p/>
        </draw:line>
        <draw:line draw:style-name="gr1" draw:layer="layout" svg:x1="9.207cm" svg:y1="0.73cm" svg:x2="9.911cm" svg:y2="0.026cm">
          <text:p/>
        </draw:line>
        <draw:line draw:style-name="gr1" draw:layer="layout" svg:x1="8.61cm" svg:y1="0.73cm" svg:x2="9.314cm" svg:y2="0.026cm">
          <text:p/>
        </draw:line>
        <draw:line draw:style-name="gr1" draw:layer="layout" svg:x1="0.026cm" svg:y1="9.314cm" svg:x2="0.73cm" svg:y2="8.61cm">
          <text:p/>
        </draw:line>
        <draw:line draw:style-name="gr1" draw:layer="layout" svg:x1="0.026cm" svg:y1="8.718cm" svg:x2="0.73cm" svg:y2="8.014cm">
          <text:p/>
        </draw:line>
        <draw:line draw:style-name="gr1" draw:layer="layout" svg:x1="8.014cm" svg:y1="0.73cm" svg:x2="8.718cm" svg:y2="0.026cm">
          <text:p/>
        </draw:line>
        <draw:line draw:style-name="gr1" draw:layer="layout" svg:x1="7.418cm" svg:y1="0.73cm" svg:x2="8.122cm" svg:y2="0.026cm">
          <text:p/>
        </draw:line>
        <draw:line draw:style-name="gr1" draw:layer="layout" svg:x1="0.026cm" svg:y1="8.122cm" svg:x2="0.73cm" svg:y2="7.418cm">
          <text:p/>
        </draw:line>
        <draw:line draw:style-name="gr1" draw:layer="layout" svg:x1="0.026cm" svg:y1="7.525cm" svg:x2="0.73cm" svg:y2="6.821cm">
          <text:p/>
        </draw:line>
        <draw:line draw:style-name="gr1" draw:layer="layout" svg:x1="6.821cm" svg:y1="0.73cm" svg:x2="7.525cm" svg:y2="0.026cm">
          <text:p/>
        </draw:line>
        <draw:line draw:style-name="gr1" draw:layer="layout" svg:x1="6.224cm" svg:y1="0.73cm" svg:x2="6.928cm" svg:y2="0.026cm">
          <text:p/>
        </draw:line>
        <draw:line draw:style-name="gr1" draw:layer="layout" svg:x1="0.026cm" svg:y1="6.928cm" svg:x2="0.73cm" svg:y2="6.224cm">
          <text:p/>
        </draw:line>
        <draw:line draw:style-name="gr1" draw:layer="layout" svg:x1="0.026cm" svg:y1="6.332cm" svg:x2="0.73cm" svg:y2="5.628cm">
          <text:p/>
        </draw:line>
        <draw:line draw:style-name="gr1" draw:layer="layout" svg:x1="5.628cm" svg:y1="0.73cm" svg:x2="6.332cm" svg:y2="0.026cm">
          <text:p/>
        </draw:line>
        <draw:line draw:style-name="gr1" draw:layer="layout" svg:x1="5.031cm" svg:y1="0.73cm" svg:x2="5.735cm" svg:y2="0.026cm">
          <text:p/>
        </draw:line>
        <draw:line draw:style-name="gr1" draw:layer="layout" svg:x1="0.026cm" svg:y1="5.735cm" svg:x2="0.73cm" svg:y2="5.031cm">
          <text:p/>
        </draw:line>
        <draw:line draw:style-name="gr1" draw:layer="layout" svg:x1="0.026cm" svg:y1="5.139cm" svg:x2="0.73cm" svg:y2="4.435cm">
          <text:p/>
        </draw:line>
        <draw:line draw:style-name="gr1" draw:layer="layout" svg:x1="4.435cm" svg:y1="0.73cm" svg:x2="5.139cm" svg:y2="0.026cm">
          <text:p/>
        </draw:line>
        <draw:line draw:style-name="gr1" draw:layer="layout" svg:x1="3.839cm" svg:y1="0.73cm" svg:x2="4.543cm" svg:y2="0.026cm">
          <text:p/>
        </draw:line>
        <draw:line draw:style-name="gr1" draw:layer="layout" svg:x1="0.026cm" svg:y1="4.543cm" svg:x2="0.73cm" svg:y2="3.839cm">
          <text:p/>
        </draw:line>
        <draw:line draw:style-name="gr1" draw:layer="layout" svg:x1="0.026cm" svg:y1="3.946cm" svg:x2="0.73cm" svg:y2="3.242cm">
          <text:p/>
        </draw:line>
        <draw:line draw:style-name="gr1" draw:layer="layout" svg:x1="3.242cm" svg:y1="0.73cm" svg:x2="3.946cm" svg:y2="0.026cm">
          <text:p/>
        </draw:line>
        <draw:line draw:style-name="gr1" draw:layer="layout" svg:x1="2.645cm" svg:y1="0.73cm" svg:x2="3.349cm" svg:y2="0.026cm">
          <text:p/>
        </draw:line>
        <draw:line draw:style-name="gr1" draw:layer="layout" svg:x1="0.026cm" svg:y1="3.349cm" svg:x2="0.73cm" svg:y2="2.645cm">
          <text:p/>
        </draw:line>
        <draw:line draw:style-name="gr1" draw:layer="layout" svg:x1="0.026cm" svg:y1="2.753cm" svg:x2="0.73cm" svg:y2="2.049cm">
          <text:p/>
        </draw:line>
        <draw:line draw:style-name="gr1" draw:layer="layout" svg:x1="2.049cm" svg:y1="0.73cm" svg:x2="2.753cm" svg:y2="0.026cm">
          <text:p/>
        </draw:line>
        <draw:line draw:style-name="gr1" draw:layer="layout" svg:x1="1.452cm" svg:y1="0.73cm" svg:x2="2.156cm" svg:y2="0.026cm">
          <text:p/>
        </draw:line>
        <draw:line draw:style-name="gr1" draw:layer="layout" svg:x1="0.026cm" svg:y1="2.156cm" svg:x2="0.73cm" svg:y2="1.452cm">
          <text:p/>
        </draw:line>
        <draw:line draw:style-name="gr1" draw:layer="layout" svg:x1="0.026cm" svg:y1="1.56cm" svg:x2="0.73cm" svg:y2="0.856cm">
          <text:p/>
        </draw:line>
        <draw:line draw:style-name="gr1" draw:layer="layout" svg:x1="0.856cm" svg:y1="0.73cm" svg:x2="1.56cm" svg:y2="0.026cm">
          <text:p/>
        </draw:line>
        <draw:line draw:style-name="gr1" draw:layer="layout" svg:x1="0.026cm" svg:y1="0.964cm" svg:x2="0.964cm" svg:y2="0.026cm">
          <text:p/>
        </draw:line>
        <draw:line draw:style-name="gr1" draw:layer="layout" svg:x1="0.026cm" svg:y1="0.367cm" svg:x2="0.367cm" svg:y2="0.026cm">
          <text:p/>
        </draw:line>
        <draw:line draw:style-name="gr1" draw:layer="layout" svg:x1="13.596cm" svg:y1="14.086cm" svg:x2="14.086cm" svg:y2="13.596cm">
          <text:p/>
        </draw:line>
        <draw:line draw:style-name="gr1" draw:layer="layout" svg:x1="13cm" svg:y1="14.087cm" svg:x2="14.087cm" svg:y2="13cm">
          <text:p/>
        </draw:line>
        <draw:line draw:style-name="gr1" draw:layer="layout" svg:x1="13.382cm" svg:y1="13.107cm" svg:x2="14.086cm" svg:y2="12.403cm">
          <text:p/>
        </draw:line>
        <draw:line draw:style-name="gr1" draw:layer="layout" svg:x1="12.403cm" svg:y1="14.086cm" svg:x2="13.107cm" svg:y2="13.382cm">
          <text:p/>
        </draw:line>
        <draw:line draw:style-name="gr1" draw:layer="layout" svg:x1="11.806cm" svg:y1="14.086cm" svg:x2="12.51cm" svg:y2="13.382cm">
          <text:p/>
        </draw:line>
        <draw:line draw:style-name="gr1" draw:layer="layout" svg:x1="13.382cm" svg:y1="12.51cm" svg:x2="14.086cm" svg:y2="11.806cm">
          <text:p/>
        </draw:line>
        <draw:line draw:style-name="gr1" draw:layer="layout" svg:x1="13.382cm" svg:y1="11.914cm" svg:x2="14.086cm" svg:y2="11.21cm">
          <text:p/>
        </draw:line>
        <draw:line draw:style-name="gr1" draw:layer="layout" svg:x1="11.21cm" svg:y1="14.086cm" svg:x2="11.914cm" svg:y2="13.382cm">
          <text:p/>
        </draw:line>
        <draw:line draw:style-name="gr1" draw:layer="layout" svg:x1="10.614cm" svg:y1="14.086cm" svg:x2="11.318cm" svg:y2="13.382cm">
          <text:p/>
        </draw:line>
        <draw:line draw:style-name="gr1" draw:layer="layout" svg:x1="13.382cm" svg:y1="11.318cm" svg:x2="14.086cm" svg:y2="10.614cm">
          <text:p/>
        </draw:line>
        <draw:line draw:style-name="gr1" draw:layer="layout" svg:x1="13.382cm" svg:y1="10.721cm" svg:x2="14.086cm" svg:y2="10.017cm">
          <text:p/>
        </draw:line>
        <draw:line draw:style-name="gr1" draw:layer="layout" svg:x1="10.017cm" svg:y1="14.086cm" svg:x2="10.721cm" svg:y2="13.382cm">
          <text:p/>
        </draw:line>
        <draw:line draw:style-name="gr1" draw:layer="layout" svg:x1="9.421cm" svg:y1="14.086cm" svg:x2="10.125cm" svg:y2="13.382cm">
          <text:p/>
        </draw:line>
        <draw:line draw:style-name="gr1" draw:layer="layout" svg:x1="13.382cm" svg:y1="10.125cm" svg:x2="14.086cm" svg:y2="9.421cm">
          <text:p/>
        </draw:line>
        <draw:line draw:style-name="gr1" draw:layer="layout" svg:x1="13.382cm" svg:y1="9.528cm" svg:x2="14.086cm" svg:y2="8.824cm">
          <text:p/>
        </draw:line>
        <draw:line draw:style-name="gr1" draw:layer="layout" svg:x1="8.824cm" svg:y1="14.086cm" svg:x2="9.528cm" svg:y2="13.382cm">
          <text:p/>
        </draw:line>
        <draw:line draw:style-name="gr1" draw:layer="layout" svg:x1="8.227cm" svg:y1="14.086cm" svg:x2="8.931cm" svg:y2="13.382cm">
          <text:p/>
        </draw:line>
        <draw:line draw:style-name="gr1" draw:layer="layout" svg:x1="13.382cm" svg:y1="8.931cm" svg:x2="14.086cm" svg:y2="8.227cm">
          <text:p/>
        </draw:line>
        <draw:line draw:style-name="gr1" draw:layer="layout" svg:x1="13.382cm" svg:y1="8.335cm" svg:x2="14.086cm" svg:y2="7.631cm">
          <text:p/>
        </draw:line>
        <draw:line draw:style-name="gr1" draw:layer="layout" svg:x1="7.631cm" svg:y1="14.086cm" svg:x2="8.335cm" svg:y2="13.382cm">
          <text:p/>
        </draw:line>
        <draw:line draw:style-name="gr1" draw:layer="layout" svg:x1="7.035cm" svg:y1="14.086cm" svg:x2="7.739cm" svg:y2="13.382cm">
          <text:p/>
        </draw:line>
        <draw:line draw:style-name="gr1" draw:layer="layout" svg:x1="13.382cm" svg:y1="7.739cm" svg:x2="14.086cm" svg:y2="7.035cm">
          <text:p/>
        </draw:line>
        <draw:line draw:style-name="gr1" draw:layer="layout" svg:x1="13.382cm" svg:y1="7.142cm" svg:x2="14.086cm" svg:y2="6.438cm">
          <text:p/>
        </draw:line>
        <draw:line draw:style-name="gr1" draw:layer="layout" svg:x1="6.438cm" svg:y1="14.086cm" svg:x2="7.142cm" svg:y2="13.382cm">
          <text:p/>
        </draw:line>
        <draw:line draw:style-name="gr1" draw:layer="layout" svg:x1="5.842cm" svg:y1="14.086cm" svg:x2="6.546cm" svg:y2="13.382cm">
          <text:p/>
        </draw:line>
        <draw:line draw:style-name="gr1" draw:layer="layout" svg:x1="13.382cm" svg:y1="6.546cm" svg:x2="14.086cm" svg:y2="5.842cm">
          <text:p/>
        </draw:line>
        <draw:line draw:style-name="gr1" draw:layer="layout" svg:x1="13.382cm" svg:y1="5.949cm" svg:x2="14.086cm" svg:y2="5.245cm">
          <text:p/>
        </draw:line>
        <draw:line draw:style-name="gr1" draw:layer="layout" svg:x1="5.245cm" svg:y1="14.086cm" svg:x2="5.949cm" svg:y2="13.382cm">
          <text:p/>
        </draw:line>
        <draw:line draw:style-name="gr1" draw:layer="layout" svg:x1="4.649cm" svg:y1="14.086cm" svg:x2="5.353cm" svg:y2="13.382cm">
          <text:p/>
        </draw:line>
        <draw:line draw:style-name="gr1" draw:layer="layout" svg:x1="13.382cm" svg:y1="5.353cm" svg:x2="14.086cm" svg:y2="4.649cm">
          <text:p/>
        </draw:line>
        <draw:line draw:style-name="gr1" draw:layer="layout" svg:x1="13.382cm" svg:y1="4.756cm" svg:x2="14.086cm" svg:y2="4.052cm">
          <text:p/>
        </draw:line>
        <draw:line draw:style-name="gr1" draw:layer="layout" svg:x1="4.052cm" svg:y1="14.086cm" svg:x2="4.756cm" svg:y2="13.382cm">
          <text:p/>
        </draw:line>
        <draw:line draw:style-name="gr1" draw:layer="layout" svg:x1="3.456cm" svg:y1="14.086cm" svg:x2="4.16cm" svg:y2="13.382cm">
          <text:p/>
        </draw:line>
        <draw:line draw:style-name="gr1" draw:layer="layout" svg:x1="13.382cm" svg:y1="4.16cm" svg:x2="14.086cm" svg:y2="3.456cm">
          <text:p/>
        </draw:line>
        <draw:line draw:style-name="gr1" draw:layer="layout" svg:x1="13.382cm" svg:y1="3.563cm" svg:x2="14.086cm" svg:y2="2.859cm">
          <text:p/>
        </draw:line>
        <draw:line draw:style-name="gr1" draw:layer="layout" svg:x1="2.859cm" svg:y1="14.086cm" svg:x2="3.563cm" svg:y2="13.382cm">
          <text:p/>
        </draw:line>
        <draw:line draw:style-name="gr1" draw:layer="layout" svg:x1="2.263cm" svg:y1="14.086cm" svg:x2="2.967cm" svg:y2="13.382cm">
          <text:p/>
        </draw:line>
        <draw:line draw:style-name="gr1" draw:layer="layout" svg:x1="13.382cm" svg:y1="2.967cm" svg:x2="14.086cm" svg:y2="2.263cm">
          <text:p/>
        </draw:line>
        <draw:line draw:style-name="gr1" draw:layer="layout" svg:x1="13.382cm" svg:y1="2.37cm" svg:x2="14.086cm" svg:y2="1.666cm">
          <text:p/>
        </draw:line>
        <draw:line draw:style-name="gr1" draw:layer="layout" svg:x1="1.666cm" svg:y1="14.086cm" svg:x2="2.37cm" svg:y2="13.382cm">
          <text:p/>
        </draw:line>
        <draw:line draw:style-name="gr1" draw:layer="layout" svg:x1="1.07cm" svg:y1="14.086cm" svg:x2="1.774cm" svg:y2="13.382cm">
          <text:p/>
        </draw:line>
        <draw:line draw:style-name="gr1" draw:layer="layout" svg:x1="13.382cm" svg:y1="1.774cm" svg:x2="14.086cm" svg:y2="1.07cm">
          <text:p/>
        </draw:line>
        <draw:line draw:style-name="gr1" draw:layer="layout" svg:x1="13.382cm" svg:y1="1.177cm" svg:x2="14.086cm" svg:y2="0.473cm">
          <text:p/>
        </draw:line>
        <draw:line draw:style-name="gr1" draw:layer="layout" svg:x1="0.473cm" svg:y1="14.086cm" svg:x2="1.177cm" svg:y2="13.382cm">
          <text:p/>
        </draw:line>
        <draw:line draw:style-name="gr1" draw:layer="layout" svg:x1="0.026cm" svg:y1="13.937cm" svg:x2="0.73cm" svg:y2="13.233cm">
          <text:p/>
        </draw:line>
        <draw:line draw:style-name="gr1" draw:layer="layout" svg:x1="13.233cm" svg:y1="0.73cm" svg:x2="13.937cm" svg:y2="0.026cm">
          <text:p/>
        </draw:line>
        <draw:line draw:style-name="gr1" draw:layer="layout" svg:x1="12.637cm" svg:y1="0.73cm" svg:x2="13.341cm" svg:y2="0.026cm">
          <text:p/>
        </draw:line>
        <draw:line draw:style-name="gr1" draw:layer="layout" svg:x1="0.026cm" svg:y1="13.341cm" svg:x2="0.73cm" svg:y2="12.637cm">
          <text:p/>
        </draw:line>
        <draw:line draw:style-name="gr1" draw:layer="layout" svg:x1="0.026cm" svg:y1="12.744cm" svg:x2="0.73cm" svg:y2="12.04cm">
          <text:p/>
        </draw:line>
        <draw:line draw:style-name="gr1" draw:layer="layout" svg:x1="12.04cm" svg:y1="0.73cm" svg:x2="12.744cm" svg:y2="0.026cm">
          <text:p/>
        </draw:line>
        <draw:line draw:style-name="gr1" draw:layer="layout" svg:x1="11.444cm" svg:y1="0.73cm" svg:x2="12.148cm" svg:y2="0.026cm">
          <text:p/>
        </draw:line>
        <draw:line draw:style-name="gr1" draw:layer="layout" svg:x1="0.026cm" svg:y1="12.148cm" svg:x2="0.73cm" svg:y2="11.444cm">
          <text:p/>
        </draw:line>
        <draw:line draw:style-name="gr1" draw:layer="layout" svg:x1="0.026cm" svg:y1="11.551cm" svg:x2="0.73cm" svg:y2="10.847cm">
          <text:p/>
        </draw:line>
        <draw:line draw:style-name="gr1" draw:layer="layout" svg:x1="10.847cm" svg:y1="0.73cm" svg:x2="11.551cm" svg:y2="0.026cm">
          <text:p/>
        </draw:line>
        <draw:line draw:style-name="gr1" draw:layer="layout" svg:x1="10.251cm" svg:y1="0.73cm" svg:x2="10.955cm" svg:y2="0.026cm">
          <text:p/>
        </draw:line>
        <draw:line draw:style-name="gr1" draw:layer="layout" svg:x1="0.026cm" svg:y1="10.955cm" svg:x2="0.73cm" svg:y2="10.251cm">
          <text:p/>
        </draw:line>
        <draw:line draw:style-name="gr1" draw:layer="layout" svg:x1="0.026cm" svg:y1="10.358cm" svg:x2="0.73cm" svg:y2="9.654cm">
          <text:p/>
        </draw:line>
        <draw:line draw:style-name="gr1" draw:layer="layout" svg:x1="9.654cm" svg:y1="0.73cm" svg:x2="10.358cm" svg:y2="0.026cm">
          <text:p/>
        </draw:line>
        <draw:line draw:style-name="gr1" draw:layer="layout" svg:x1="9.058cm" svg:y1="0.73cm" svg:x2="9.762cm" svg:y2="0.026cm">
          <text:p/>
        </draw:line>
        <draw:line draw:style-name="gr1" draw:layer="layout" svg:x1="0.026cm" svg:y1="9.762cm" svg:x2="0.73cm" svg:y2="9.058cm">
          <text:p/>
        </draw:line>
        <draw:line draw:style-name="gr1" draw:layer="layout" svg:x1="0.026cm" svg:y1="9.165cm" svg:x2="0.73cm" svg:y2="8.461cm">
          <text:p/>
        </draw:line>
        <draw:line draw:style-name="gr1" draw:layer="layout" svg:x1="8.461cm" svg:y1="0.73cm" svg:x2="9.165cm" svg:y2="0.026cm">
          <text:p/>
        </draw:line>
        <draw:line draw:style-name="gr1" draw:layer="layout" svg:x1="7.865cm" svg:y1="0.73cm" svg:x2="8.569cm" svg:y2="0.026cm">
          <text:p/>
        </draw:line>
        <draw:line draw:style-name="gr1" draw:layer="layout" svg:x1="0.026cm" svg:y1="8.569cm" svg:x2="0.73cm" svg:y2="7.865cm">
          <text:p/>
        </draw:line>
        <draw:line draw:style-name="gr1" draw:layer="layout" svg:x1="0.026cm" svg:y1="7.972cm" svg:x2="0.73cm" svg:y2="7.268cm">
          <text:p/>
        </draw:line>
        <draw:line draw:style-name="gr1" draw:layer="layout" svg:x1="7.268cm" svg:y1="0.73cm" svg:x2="7.972cm" svg:y2="0.026cm">
          <text:p/>
        </draw:line>
        <draw:line draw:style-name="gr1" draw:layer="layout" svg:x1="6.672cm" svg:y1="0.73cm" svg:x2="7.376cm" svg:y2="0.026cm">
          <text:p/>
        </draw:line>
        <draw:line draw:style-name="gr1" draw:layer="layout" svg:x1="0.026cm" svg:y1="7.376cm" svg:x2="0.73cm" svg:y2="6.672cm">
          <text:p/>
        </draw:line>
        <draw:line draw:style-name="gr1" draw:layer="layout" svg:x1="0.026cm" svg:y1="6.779cm" svg:x2="0.73cm" svg:y2="6.075cm">
          <text:p/>
        </draw:line>
        <draw:line draw:style-name="gr1" draw:layer="layout" svg:x1="6.075cm" svg:y1="0.73cm" svg:x2="6.779cm" svg:y2="0.026cm">
          <text:p/>
        </draw:line>
        <draw:line draw:style-name="gr1" draw:layer="layout" svg:x1="5.479cm" svg:y1="0.73cm" svg:x2="6.183cm" svg:y2="0.026cm">
          <text:p/>
        </draw:line>
        <draw:line draw:style-name="gr1" draw:layer="layout" svg:x1="0.026cm" svg:y1="6.183cm" svg:x2="0.73cm" svg:y2="5.479cm">
          <text:p/>
        </draw:line>
        <draw:line draw:style-name="gr1" draw:layer="layout" svg:x1="0.026cm" svg:y1="5.586cm" svg:x2="0.73cm" svg:y2="4.882cm">
          <text:p/>
        </draw:line>
        <draw:line draw:style-name="gr1" draw:layer="layout" svg:x1="4.882cm" svg:y1="0.73cm" svg:x2="5.586cm" svg:y2="0.026cm">
          <text:p/>
        </draw:line>
        <draw:line draw:style-name="gr1" draw:layer="layout" svg:x1="4.286cm" svg:y1="0.73cm" svg:x2="4.99cm" svg:y2="0.026cm">
          <text:p/>
        </draw:line>
        <draw:line draw:style-name="gr1" draw:layer="layout" svg:x1="0.026cm" svg:y1="4.99cm" svg:x2="0.73cm" svg:y2="4.286cm">
          <text:p/>
        </draw:line>
        <draw:line draw:style-name="gr1" draw:layer="layout" svg:x1="0.026cm" svg:y1="4.393cm" svg:x2="0.73cm" svg:y2="3.689cm">
          <text:p/>
        </draw:line>
        <draw:line draw:style-name="gr1" draw:layer="layout" svg:x1="3.689cm" svg:y1="0.73cm" svg:x2="4.393cm" svg:y2="0.026cm">
          <text:p/>
        </draw:line>
        <draw:line draw:style-name="gr1" draw:layer="layout" svg:x1="3.093cm" svg:y1="0.73cm" svg:x2="3.797cm" svg:y2="0.026cm">
          <text:p/>
        </draw:line>
        <draw:line draw:style-name="gr1" draw:layer="layout" svg:x1="0.026cm" svg:y1="3.797cm" svg:x2="0.73cm" svg:y2="3.093cm">
          <text:p/>
        </draw:line>
        <draw:line draw:style-name="gr1" draw:layer="layout" svg:x1="0.026cm" svg:y1="3.2cm" svg:x2="0.73cm" svg:y2="2.496cm">
          <text:p/>
        </draw:line>
        <draw:line draw:style-name="gr1" draw:layer="layout" svg:x1="2.496cm" svg:y1="0.73cm" svg:x2="3.2cm" svg:y2="0.026cm">
          <text:p/>
        </draw:line>
        <draw:line draw:style-name="gr1" draw:layer="layout" svg:x1="1.9cm" svg:y1="0.73cm" svg:x2="2.604cm" svg:y2="0.026cm">
          <text:p/>
        </draw:line>
        <draw:line draw:style-name="gr1" draw:layer="layout" svg:x1="0.026cm" svg:y1="2.604cm" svg:x2="0.73cm" svg:y2="1.9cm">
          <text:p/>
        </draw:line>
        <draw:line draw:style-name="gr1" draw:layer="layout" svg:x1="0.026cm" svg:y1="2.008cm" svg:x2="0.73cm" svg:y2="1.304cm">
          <text:p/>
        </draw:line>
        <draw:line draw:style-name="gr1" draw:layer="layout" svg:x1="1.304cm" svg:y1="0.73cm" svg:x2="2.008cm" svg:y2="0.026cm">
          <text:p/>
        </draw:line>
        <draw:line draw:style-name="gr1" draw:layer="layout" svg:x1="0.026cm" svg:y1="1.411cm" svg:x2="1.411cm" svg:y2="0.026cm">
          <text:p/>
        </draw:line>
        <draw:line draw:style-name="gr1" draw:layer="layout" svg:x1="0.026cm" svg:y1="0.815cm" svg:x2="0.815cm" svg:y2="0.026cm">
          <text:p/>
        </draw:line>
        <draw:line draw:style-name="gr1" draw:layer="layout" svg:x1="0.026cm" svg:y1="0.218cm" svg:x2="0.218cm" svg:y2="0.026cm">
          <text:p/>
        </draw:line>
        <draw:line draw:style-name="gr1" draw:layer="layout" svg:x1="14.043cm" svg:y1="14.086cm" svg:x2="14.086cm" svg:y2="14.043cm">
          <text:p/>
        </draw:line>
        <draw:line draw:style-name="gr1" draw:layer="layout" svg:x1="13.447cm" svg:y1="14.087cm" svg:x2="14.087cm" svg:y2="13.447cm">
          <text:p/>
        </draw:line>
        <draw:line draw:style-name="gr1" draw:layer="layout" svg:x1="12.85cm" svg:y1="14.086cm" svg:x2="14.086cm" svg:y2="12.85cm">
          <text:p/>
        </draw:line>
        <draw:line draw:style-name="gr1" draw:layer="layout" svg:x1="13.382cm" svg:y1="12.958cm" svg:x2="14.086cm" svg:y2="12.254cm">
          <text:p/>
        </draw:line>
        <draw:line draw:style-name="gr1" draw:layer="layout" svg:x1="12.254cm" svg:y1="14.086cm" svg:x2="12.958cm" svg:y2="13.382cm">
          <text:p/>
        </draw:line>
        <draw:line draw:style-name="gr1" draw:layer="layout" svg:x1="11.658cm" svg:y1="14.086cm" svg:x2="12.362cm" svg:y2="13.382cm">
          <text:p/>
        </draw:line>
        <draw:line draw:style-name="gr1" draw:layer="layout" svg:x1="13.382cm" svg:y1="12.362cm" svg:x2="14.086cm" svg:y2="11.658cm">
          <text:p/>
        </draw:line>
        <draw:line draw:style-name="gr1" draw:layer="layout" svg:x1="13.382cm" svg:y1="11.765cm" svg:x2="14.086cm" svg:y2="11.061cm">
          <text:p/>
        </draw:line>
        <draw:line draw:style-name="gr1" draw:layer="layout" svg:x1="11.061cm" svg:y1="14.086cm" svg:x2="11.765cm" svg:y2="13.382cm">
          <text:p/>
        </draw:line>
        <draw:line draw:style-name="gr1" draw:layer="layout" svg:x1="10.464cm" svg:y1="14.086cm" svg:x2="11.168cm" svg:y2="13.382cm">
          <text:p/>
        </draw:line>
        <draw:line draw:style-name="gr1" draw:layer="layout" svg:x1="13.382cm" svg:y1="11.168cm" svg:x2="14.086cm" svg:y2="10.464cm">
          <text:p/>
        </draw:line>
        <draw:line draw:style-name="gr1" draw:layer="layout" svg:x1="13.382cm" svg:y1="10.572cm" svg:x2="14.086cm" svg:y2="9.868cm">
          <text:p/>
        </draw:line>
        <draw:line draw:style-name="gr1" draw:layer="layout" svg:x1="9.868cm" svg:y1="14.086cm" svg:x2="10.572cm" svg:y2="13.382cm">
          <text:p/>
        </draw:line>
        <draw:line draw:style-name="gr1" draw:layer="layout" svg:x1="9.271cm" svg:y1="14.086cm" svg:x2="9.975cm" svg:y2="13.382cm">
          <text:p/>
        </draw:line>
        <draw:line draw:style-name="gr1" draw:layer="layout" svg:x1="13.382cm" svg:y1="9.975cm" svg:x2="14.086cm" svg:y2="9.271cm">
          <text:p/>
        </draw:line>
        <draw:line draw:style-name="gr1" draw:layer="layout" svg:x1="13.382cm" svg:y1="9.379cm" svg:x2="14.086cm" svg:y2="8.675cm">
          <text:p/>
        </draw:line>
        <draw:line draw:style-name="gr1" draw:layer="layout" svg:x1="8.675cm" svg:y1="14.086cm" svg:x2="9.379cm" svg:y2="13.382cm">
          <text:p/>
        </draw:line>
        <draw:line draw:style-name="gr1" draw:layer="layout" svg:x1="8.079cm" svg:y1="14.086cm" svg:x2="8.783cm" svg:y2="13.382cm">
          <text:p/>
        </draw:line>
        <draw:line draw:style-name="gr1" draw:layer="layout" svg:x1="13.382cm" svg:y1="8.783cm" svg:x2="14.086cm" svg:y2="8.079cm">
          <text:p/>
        </draw:line>
        <draw:line draw:style-name="gr1" draw:layer="layout" svg:x1="13.382cm" svg:y1="8.186cm" svg:x2="14.086cm" svg:y2="7.482cm">
          <text:p/>
        </draw:line>
        <draw:line draw:style-name="gr1" draw:layer="layout" svg:x1="7.482cm" svg:y1="14.086cm" svg:x2="8.186cm" svg:y2="13.382cm">
          <text:p/>
        </draw:line>
        <draw:line draw:style-name="gr1" draw:layer="layout" svg:x1="6.886cm" svg:y1="14.086cm" svg:x2="7.59cm" svg:y2="13.382cm">
          <text:p/>
        </draw:line>
        <draw:line draw:style-name="gr1" draw:layer="layout" svg:x1="13.382cm" svg:y1="7.59cm" svg:x2="14.086cm" svg:y2="6.886cm">
          <text:p/>
        </draw:line>
        <draw:line draw:style-name="gr1" draw:layer="layout" svg:x1="13.382cm" svg:y1="6.993cm" svg:x2="14.086cm" svg:y2="6.289cm">
          <text:p/>
        </draw:line>
        <draw:line draw:style-name="gr1" draw:layer="layout" svg:x1="6.289cm" svg:y1="14.086cm" svg:x2="6.993cm" svg:y2="13.382cm">
          <text:p/>
        </draw:line>
        <draw:line draw:style-name="gr1" draw:layer="layout" svg:x1="5.692cm" svg:y1="14.086cm" svg:x2="6.396cm" svg:y2="13.382cm">
          <text:p/>
        </draw:line>
        <draw:line draw:style-name="gr1" draw:layer="layout" svg:x1="13.382cm" svg:y1="6.396cm" svg:x2="14.086cm" svg:y2="5.692cm">
          <text:p/>
        </draw:line>
        <draw:line draw:style-name="gr1" draw:layer="layout" svg:x1="13.382cm" svg:y1="5.8cm" svg:x2="14.086cm" svg:y2="5.096cm">
          <text:p/>
        </draw:line>
        <draw:line draw:style-name="gr1" draw:layer="layout" svg:x1="5.096cm" svg:y1="14.086cm" svg:x2="5.8cm" svg:y2="13.382cm">
          <text:p/>
        </draw:line>
        <draw:line draw:style-name="gr1" draw:layer="layout" svg:x1="4.5cm" svg:y1="14.086cm" svg:x2="5.204cm" svg:y2="13.382cm">
          <text:p/>
        </draw:line>
        <draw:line draw:style-name="gr1" draw:layer="layout" svg:x1="13.382cm" svg:y1="5.204cm" svg:x2="14.086cm" svg:y2="4.5cm">
          <text:p/>
        </draw:line>
        <draw:line draw:style-name="gr1" draw:layer="layout" svg:x1="13.382cm" svg:y1="4.607cm" svg:x2="14.086cm" svg:y2="3.903cm">
          <text:p/>
        </draw:line>
        <draw:line draw:style-name="gr1" draw:layer="layout" svg:x1="3.903cm" svg:y1="14.086cm" svg:x2="4.607cm" svg:y2="13.382cm">
          <text:p/>
        </draw:line>
        <draw:line draw:style-name="gr1" draw:layer="layout" svg:x1="3.307cm" svg:y1="14.086cm" svg:x2="4.011cm" svg:y2="13.382cm">
          <text:p/>
        </draw:line>
        <draw:line draw:style-name="gr1" draw:layer="layout" svg:x1="13.382cm" svg:y1="4.011cm" svg:x2="14.086cm" svg:y2="3.307cm">
          <text:p/>
        </draw:line>
        <draw:line draw:style-name="gr1" draw:layer="layout" svg:x1="13.382cm" svg:y1="3.414cm" svg:x2="14.086cm" svg:y2="2.71cm">
          <text:p/>
        </draw:line>
        <draw:line draw:style-name="gr1" draw:layer="layout" svg:x1="2.71cm" svg:y1="14.086cm" svg:x2="3.414cm" svg:y2="13.382cm">
          <text:p/>
        </draw:line>
        <draw:line draw:style-name="gr1" draw:layer="layout" svg:x1="2.113cm" svg:y1="14.086cm" svg:x2="2.817cm" svg:y2="13.382cm">
          <text:p/>
        </draw:line>
        <draw:line draw:style-name="gr1" draw:layer="layout" svg:x1="13.382cm" svg:y1="2.817cm" svg:x2="14.086cm" svg:y2="2.113cm">
          <text:p/>
        </draw:line>
        <draw:line draw:style-name="gr1" draw:layer="layout" svg:x1="13.382cm" svg:y1="2.221cm" svg:x2="14.086cm" svg:y2="1.517cm">
          <text:p/>
        </draw:line>
        <draw:line draw:style-name="gr1" draw:layer="layout" svg:x1="1.517cm" svg:y1="14.086cm" svg:x2="2.221cm" svg:y2="13.382cm">
          <text:p/>
        </draw:line>
        <draw:line draw:style-name="gr1" draw:layer="layout" svg:x1="0.921cm" svg:y1="14.086cm" svg:x2="1.625cm" svg:y2="13.382cm">
          <text:p/>
        </draw:line>
        <draw:line draw:style-name="gr1" draw:layer="layout" svg:x1="13.382cm" svg:y1="1.625cm" svg:x2="14.086cm" svg:y2="0.921cm">
          <text:p/>
        </draw:line>
        <draw:line draw:style-name="gr1" draw:layer="layout" svg:x1="13.382cm" svg:y1="1.028cm" svg:x2="14.086cm" svg:y2="0.324cm">
          <text:p/>
        </draw:line>
        <draw:line draw:style-name="gr1" draw:layer="layout" svg:x1="0.324cm" svg:y1="14.086cm" svg:x2="1.028cm" svg:y2="13.382cm">
          <text:p/>
        </draw:line>
        <draw:line draw:style-name="gr1" draw:layer="layout" svg:x1="0.026cm" svg:y1="13.788cm" svg:x2="0.73cm" svg:y2="13.084cm">
          <text:p/>
        </draw:line>
        <draw:line draw:style-name="gr1" draw:layer="layout" svg:x1="13.084cm" svg:y1="0.73cm" svg:x2="13.788cm" svg:y2="0.026cm">
          <text:p/>
        </draw:line>
        <draw:line draw:style-name="gr1" draw:layer="layout" svg:x1="12.488cm" svg:y1="0.73cm" svg:x2="13.192cm" svg:y2="0.026cm">
          <text:p/>
        </draw:line>
        <draw:line draw:style-name="gr1" draw:layer="layout" svg:x1="0.026cm" svg:y1="13.192cm" svg:x2="0.73cm" svg:y2="12.488cm">
          <text:p/>
        </draw:line>
        <draw:line draw:style-name="gr1" draw:layer="layout" svg:x1="0.026cm" svg:y1="12.595cm" svg:x2="0.73cm" svg:y2="11.891cm">
          <text:p/>
        </draw:line>
        <draw:line draw:style-name="gr1" draw:layer="layout" svg:x1="11.891cm" svg:y1="0.73cm" svg:x2="12.595cm" svg:y2="0.026cm">
          <text:p/>
        </draw:line>
        <draw:line draw:style-name="gr1" draw:layer="layout" svg:x1="11.295cm" svg:y1="0.73cm" svg:x2="11.999cm" svg:y2="0.026cm">
          <text:p/>
        </draw:line>
        <draw:line draw:style-name="gr1" draw:layer="layout" svg:x1="0.026cm" svg:y1="11.999cm" svg:x2="0.73cm" svg:y2="11.295cm">
          <text:p/>
        </draw:line>
        <draw:line draw:style-name="gr1" draw:layer="layout" svg:x1="0.026cm" svg:y1="11.402cm" svg:x2="0.73cm" svg:y2="10.698cm">
          <text:p/>
        </draw:line>
        <draw:line draw:style-name="gr1" draw:layer="layout" svg:x1="10.698cm" svg:y1="0.73cm" svg:x2="11.402cm" svg:y2="0.026cm">
          <text:p/>
        </draw:line>
        <draw:line draw:style-name="gr1" draw:layer="layout" svg:x1="10.101cm" svg:y1="0.73cm" svg:x2="10.805cm" svg:y2="0.026cm">
          <text:p/>
        </draw:line>
        <draw:line draw:style-name="gr1" draw:layer="layout" svg:x1="0.026cm" svg:y1="10.805cm" svg:x2="0.73cm" svg:y2="10.101cm">
          <text:p/>
        </draw:line>
        <draw:line draw:style-name="gr1" draw:layer="layout" svg:x1="0.026cm" svg:y1="10.209cm" svg:x2="0.73cm" svg:y2="9.505cm">
          <text:p/>
        </draw:line>
        <draw:line draw:style-name="gr1" draw:layer="layout" svg:x1="9.505cm" svg:y1="0.73cm" svg:x2="10.209cm" svg:y2="0.026cm">
          <text:p/>
        </draw:line>
        <draw:line draw:style-name="gr1" draw:layer="layout" svg:x1="8.909cm" svg:y1="0.73cm" svg:x2="9.613cm" svg:y2="0.026cm">
          <text:p/>
        </draw:line>
        <draw:line draw:style-name="gr1" draw:layer="layout" svg:x1="0.026cm" svg:y1="9.613cm" svg:x2="0.73cm" svg:y2="8.909cm">
          <text:p/>
        </draw:line>
        <draw:line draw:style-name="gr1" draw:layer="layout" svg:x1="0.026cm" svg:y1="9.016cm" svg:x2="0.73cm" svg:y2="8.312cm">
          <text:p/>
        </draw:line>
        <draw:line draw:style-name="gr1" draw:layer="layout" svg:x1="8.312cm" svg:y1="0.73cm" svg:x2="9.016cm" svg:y2="0.026cm">
          <text:p/>
        </draw:line>
        <draw:line draw:style-name="gr1" draw:layer="layout" svg:x1="7.716cm" svg:y1="0.73cm" svg:x2="8.42cm" svg:y2="0.026cm">
          <text:p/>
        </draw:line>
        <draw:line draw:style-name="gr1" draw:layer="layout" svg:x1="0.026cm" svg:y1="8.42cm" svg:x2="0.73cm" svg:y2="7.716cm">
          <text:p/>
        </draw:line>
        <draw:line draw:style-name="gr1" draw:layer="layout" svg:x1="0.026cm" svg:y1="7.823cm" svg:x2="0.73cm" svg:y2="7.119cm">
          <text:p/>
        </draw:line>
        <draw:line draw:style-name="gr1" draw:layer="layout" svg:x1="7.119cm" svg:y1="0.73cm" svg:x2="7.823cm" svg:y2="0.026cm">
          <text:p/>
        </draw:line>
        <draw:line draw:style-name="gr1" draw:layer="layout" svg:x1="6.523cm" svg:y1="0.73cm" svg:x2="7.227cm" svg:y2="0.026cm">
          <text:p/>
        </draw:line>
        <draw:line draw:style-name="gr1" draw:layer="layout" svg:x1="0.026cm" svg:y1="7.227cm" svg:x2="0.73cm" svg:y2="6.523cm">
          <text:p/>
        </draw:line>
        <draw:line draw:style-name="gr1" draw:layer="layout" svg:x1="0.026cm" svg:y1="6.63cm" svg:x2="0.73cm" svg:y2="5.926cm">
          <text:p/>
        </draw:line>
        <draw:line draw:style-name="gr1" draw:layer="layout" svg:x1="5.926cm" svg:y1="0.73cm" svg:x2="6.63cm" svg:y2="0.026cm">
          <text:p/>
        </draw:line>
        <draw:line draw:style-name="gr1" draw:layer="layout" svg:x1="5.33cm" svg:y1="0.73cm" svg:x2="6.034cm" svg:y2="0.026cm">
          <text:p/>
        </draw:line>
        <draw:line draw:style-name="gr1" draw:layer="layout" svg:x1="0.026cm" svg:y1="6.034cm" svg:x2="0.73cm" svg:y2="5.33cm">
          <text:p/>
        </draw:line>
        <draw:line draw:style-name="gr1" draw:layer="layout" svg:x1="0.026cm" svg:y1="5.437cm" svg:x2="0.73cm" svg:y2="4.733cm">
          <text:p/>
        </draw:line>
        <draw:line draw:style-name="gr1" draw:layer="layout" svg:x1="4.733cm" svg:y1="0.73cm" svg:x2="5.437cm" svg:y2="0.026cm">
          <text:p/>
        </draw:line>
        <draw:line draw:style-name="gr1" draw:layer="layout" svg:x1="4.137cm" svg:y1="0.73cm" svg:x2="4.841cm" svg:y2="0.026cm">
          <text:p/>
        </draw:line>
        <draw:line draw:style-name="gr1" draw:layer="layout" svg:x1="0.026cm" svg:y1="4.841cm" svg:x2="0.73cm" svg:y2="4.137cm">
          <text:p/>
        </draw:line>
        <draw:line draw:style-name="gr1" draw:layer="layout" svg:x1="0.026cm" svg:y1="4.244cm" svg:x2="0.73cm" svg:y2="3.54cm">
          <text:p/>
        </draw:line>
        <draw:line draw:style-name="gr1" draw:layer="layout" svg:x1="3.54cm" svg:y1="0.73cm" svg:x2="4.244cm" svg:y2="0.026cm">
          <text:p/>
        </draw:line>
        <draw:line draw:style-name="gr1" draw:layer="layout" svg:x1="2.944cm" svg:y1="0.73cm" svg:x2="3.648cm" svg:y2="0.026cm">
          <text:p/>
        </draw:line>
        <draw:line draw:style-name="gr1" draw:layer="layout" svg:x1="0.026cm" svg:y1="3.648cm" svg:x2="0.73cm" svg:y2="2.944cm">
          <text:p/>
        </draw:line>
        <draw:line draw:style-name="gr1" draw:layer="layout" svg:x1="0.026cm" svg:y1="3.051cm" svg:x2="0.73cm" svg:y2="2.347cm">
          <text:p/>
        </draw:line>
        <draw:line draw:style-name="gr1" draw:layer="layout" svg:x1="2.347cm" svg:y1="0.73cm" svg:x2="3.051cm" svg:y2="0.026cm">
          <text:p/>
        </draw:line>
        <draw:line draw:style-name="gr1" draw:layer="layout" svg:x1="1.751cm" svg:y1="0.73cm" svg:x2="2.455cm" svg:y2="0.026cm">
          <text:p/>
        </draw:line>
        <draw:line draw:style-name="gr1" draw:layer="layout" svg:x1="0.026cm" svg:y1="2.455cm" svg:x2="0.73cm" svg:y2="1.751cm">
          <text:p/>
        </draw:line>
        <draw:line draw:style-name="gr1" draw:layer="layout" svg:x1="0.026cm" svg:y1="1.858cm" svg:x2="0.73cm" svg:y2="1.154cm">
          <text:p/>
        </draw:line>
        <draw:line draw:style-name="gr1" draw:layer="layout" svg:x1="1.154cm" svg:y1="0.73cm" svg:x2="1.858cm" svg:y2="0.026cm">
          <text:p/>
        </draw:line>
        <draw:line draw:style-name="gr1" draw:layer="layout" svg:x1="0.026cm" svg:y1="1.262cm" svg:x2="1.262cm" svg:y2="0.026cm">
          <text:p/>
        </draw:line>
        <draw:line draw:style-name="gr1" draw:layer="layout" svg:x1="0.026cm" svg:y1="0.666cm" svg:x2="0.666cm" svg:y2="0.026cm">
          <text:p/>
        </draw:line>
        <draw:line draw:style-name="gr1" draw:layer="layout" svg:x1="0.026cm" svg:y1="0.069cm" svg:x2="0.069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9"/>
    <meta:generator>LibreOffice/4.3.3.2$Linux_x86 LibreOffice_project/430m0$Build-2</meta:generator>
  </office:meta>
</office:document-meta>
</file>